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 style:writing-mode="rl-tb"/>
    </style:style>
    <style:style style:name="P3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11cm" svg:height="1.005cm" svg:x="1.229cm" svg:y="1.537cm">
          <draw:glue-point draw:id="10" svg:x="3.052cm" svg:y="4.796cm"/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layer="layout" svg:width="0.327cm" svg:height="0.469cm" svg:x="2.781cm" svg:y="2.5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1.587cm" svg:height="1.002cm" svg:x="5.982cm" svg:y="0.1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3" draw:id="id1" draw:layer="layout" svg:width="2.208cm" svg:height="0.911cm" svg:x="1.018cm" svg:y="2.823cm">
          <draw:text-box>
            <text:p text:style-name="P2"><text:span text:style-name="T1">عمودی رقبہ</text:span></text:p>
          </draw:text-box>
        </draw:frame>
        <draw:frame draw:style-name="gr2" draw:layer="layout" svg:width="0.324cm" svg:height="0.469cm" svg:x="3.14cm" svg:y="1.80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4" draw:text-style-name="P1" draw:layer="layout" svg:x1="3.738cm" svg:y1="1.536cm" svg:x2="3.505cm" svg:y2="1.79cm">
          <text:p/>
        </draw:line>
        <draw:line draw:style-name="gr4" draw:text-style-name="P1" draw:layer="layout" svg:x1="3.738cm" svg:y1="2.288cm" svg:x2="3.505cm" svg:y2="2.541cm">
          <text:p/>
        </draw:line>
        <draw:line draw:style-name="gr4" draw:text-style-name="P1" draw:id="id2" draw:layer="layout" svg:x1="3.505cm" svg:y1="1.79cm" svg:x2="3.505cm" svg:y2="2.542cm">
          <draw:glue-point draw:id="4" svg:x="0cm" svg:y="2.127cm"/>
          <text:p/>
        </draw:line>
        <draw:line draw:style-name="gr4" draw:text-style-name="P1" draw:layer="layout" svg:x1="3.738cm" svg:y1="1.536cm" svg:x2="3.738cm" svg:y2="2.288cm">
          <text:p/>
        </draw:line>
        <draw:line draw:style-name="gr5" draw:text-style-name="P1" draw:layer="layout" svg:x1="3.647cm" svg:y1="2.034cm" svg:x2="4.236cm" svg:y2="2.023cm">
          <text:p/>
        </draw:line>
        <draw:connector draw:style-name="gr5" draw:text-style-name="P1" draw:layer="layout" draw:type="curve" draw:line-skew="-0.225cm" svg:x1="3.226cm" svg:y1="3.278cm" svg:x2="3.505cm" svg:y2="2.325cm" draw:start-shape="id1" draw:start-glue-point="1" draw:end-shape="id2" draw:end-glue-point="4" svg:d="m3226 3278c832 0 693-953 279-953">
          <text:p/>
        </draw:connector>
        <draw:line draw:style-name="gr6" draw:text-style-name="P1" draw:layer="layout" svg:x1="3.048cm" svg:y1="0.274cm" svg:x2="3.048cm" svg:y2="0.782cm">
          <text:p/>
        </draw:line>
        <draw:line draw:style-name="gr7" draw:text-style-name="P1" draw:layer="layout" svg:x1="3.169cm" svg:y1="0.386cm" svg:x2="3.159cm" svg:y2="0.66cm">
          <text:p/>
        </draw:line>
        <draw:line draw:style-name="gr8" draw:text-style-name="P1" draw:layer="layout" svg:x1="3.017cm" svg:y1="0.508cm" svg:x2="0.904cm" svg:y2="0.518cm">
          <text:p/>
        </draw:line>
        <draw:line draw:style-name="gr8" draw:text-style-name="P1" draw:layer="layout" svg:x1="3.18cm" svg:y1="0.508cm" svg:x2="5.598cm" svg:y2="0.508cm">
          <text:p/>
        </draw:line>
        <draw:line draw:style-name="gr8" draw:text-style-name="P1" draw:layer="layout" svg:x1="5.598cm" svg:y1="0.487cm" svg:x2="5.588cm" svg:y2="1.94cm">
          <text:p/>
        </draw:line>
        <draw:line draw:style-name="gr8" draw:text-style-name="P1" draw:layer="layout" svg:x1="5.019cm" svg:y1="1.981cm" svg:x2="5.588cm" svg:y2="1.971cm">
          <text:p/>
        </draw:line>
        <draw:line draw:style-name="gr8" draw:text-style-name="P1" draw:layer="layout" svg:x1="0.914cm" svg:y1="0.518cm" svg:x2="0.914cm" svg:y2="2.021cm">
          <text:p/>
        </draw:line>
        <draw:line draw:style-name="gr8" draw:text-style-name="P1" draw:layer="layout" svg:x1="0.914cm" svg:y1="2.011cm" svg:x2="1.219cm" svg:y2="2.001cm">
          <text:p/>
        </draw:line>
        <draw:frame draw:style-name="gr2" draw:layer="layout" svg:width="0.4cm" svg:height="0.469cm" svg:x="2.966cm" svg:y="0.67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2.755cm" svg:height="1.1cm" svg:x="5.994cm" svg:y="1.08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1.597cm" svg:height="1.002cm" svg:x="5.962cm" svg:y="2.02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1.488cm" svg:height="0.469cm" svg:x="5.984cm" svg:y="3.09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501cm" svg:height="0.469cm" svg:x="0.782cm" svg:y="3.037cm">
          <draw:object xlink:href="./Object 8" xlink:type="simple" xlink:show="embed" xlink:actuate="onLoad"/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1-04-28T17:28:13</dc:date>
    <dc:creator>khalid khan</dc:creator>
    <meta:editing-duration>PT00H13M38S</meta:editing-duration>
    <meta:editing-cycles>1</meta:editing-cycles>
    <meta:document-statistic meta:object-count="24"/>
    <meta:generator>OpenOffice.org/3.1$Linux OpenOffice.org_project/310m19$Build-9420</meta:generator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>v</math:mi>
    <math:annotation math:encoding="StarMath 5.0">v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i</math:mi>
          <math:mo math:stretchy="false">=</math:mo>
          <math:mfrac>
            <math:mi>v</math:mi>
            <math:mi>R</math:mi>
          </math:mfrac>
        </math:mrow>
        <math:mo math:stretchy="false">=</math:mo>
        <math:mi>v</math:mi>
      </math:mrow>
      <math:mfenced math:open="" math:close="">
        <math:mfrac>
          <math:mrow>
            <math:mo math:stretchy="false">σ</math:mo>
            <math:mi>A</math:mi>
          </math:mrow>
          <math:mi>l</math:mi>
        </math:mfrac>
      </math:mfenced>
    </math:mrow>
    <math:annotation math:encoding="StarMath 5.0">i = v over R = v left({%sigma A} over l right 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>l</math:mi>
    <math:annotation math:encoding="StarMath 5.0">l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i>i</math:mi>
    <math:annotation math:encoding="StarMath 5.0">i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R</math:mi>
      <math:mo math:stretchy="false">=</math:mo>
      <math:mfrac>
        <math:mi>l</math:mi>
        <math:mrow>
          <math:mo math:stretchy="false">σ</math:mo>
          <math:mi>A</math:mi>
        </math:mrow>
      </math:mfrac>
    </math:mrow>
    <math:annotation math:encoding="StarMath 5.0">R = l over {%sigma A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>i</math:mi>
          <math:mi>A</math:mi>
        </math:mfrac>
        <math:mo math:stretchy="false">=</math:mo>
        <math:mo math:stretchy="false">σ</math:mo>
      </math:mrow>
      <math:mfrac>
        <math:mi>v</math:mi>
        <math:mi>l</math:mi>
      </math:mfrac>
    </math:mrow>
    <math:annotation math:encoding="StarMath 5.0">i over A=%sigma {v over l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i>J</math:mi>
        <math:mo math:stretchy="false">=</math:mo>
        <math:mo math:stretchy="false">σ</math:mo>
      </math:mrow>
      <math:mi>E</math:mi>
    </math:mrow>
    <math:annotation math:encoding="StarMath 5.0">J = %sigma E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